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style:text-underline-style="none" officeooo:rsid="00196f4b" officeooo:paragraph-rsid="00196f4b" style:font-size-asian="14pt" style:font-size-complex="14pt"/>
    </style:style>
    <style:style style:name="P2" style:family="paragraph" style:parent-style-name="Listenabsatz" style:list-style-name="L1">
      <style:paragraph-properties fo:margin-top="0cm" fo:margin-bottom="0cm" loext:contextual-spacing="false"/>
      <style:text-properties style:font-name="Calibri" fo:font-size="14pt" style:text-underline-style="none" fo:font-weight="normal" officeooo:rsid="00196f4b" officeooo:paragraph-rsid="00196f4b" style:font-size-asian="14pt" style:font-weight-asian="normal" style:font-weight-complex="normal"/>
    </style:style>
    <style:style style:name="P3" style:family="paragraph" style:parent-style-name="Listenabsatz">
      <style:paragraph-properties fo:margin-top="0cm" fo:margin-bottom="0cm" loext:contextual-spacing="false"/>
      <style:text-properties style:font-name="Calibri" fo:font-size="14pt" style:text-underline-style="none" fo:font-weight="normal" officeooo:rsid="00196f4b" officeooo:paragraph-rsid="00196f4b" style:font-size-asian="14pt" style:font-weight-asian="normal" style:font-weight-complex="normal"/>
    </style:style>
    <style:style style:name="P4" style:family="paragraph" style:parent-style-name="Listenabsatz">
      <style:paragraph-properties fo:margin-top="0cm" fo:margin-bottom="0cm" loext:contextual-spacing="false"/>
      <style:text-properties style:font-name="Calibri" fo:font-size="14pt" style:text-underline-style="none" fo:font-weight="normal" officeooo:rsid="00196f4b" officeooo:paragraph-rsid="001d9bf2" style:font-size-asian="14pt" style:font-weight-asian="normal" style:font-weight-complex="normal"/>
    </style:style>
    <style:style style:name="P5" style:family="paragraph" style:parent-style-name="Listenabsatz" style:list-style-name="L1">
      <style:paragraph-properties fo:margin-top="0cm" fo:margin-bottom="0cm" loext:contextual-spacing="false"/>
      <style:text-properties style:font-name="Calibri" fo:font-size="14pt" style:text-underline-style="none" fo:font-weight="normal" officeooo:rsid="00417940" officeooo:paragraph-rsid="00196f4b" style:font-size-asian="14pt" style:font-weight-asian="normal" style:font-weight-complex="normal"/>
    </style:style>
    <style:style style:name="P6" style:family="paragraph" style:parent-style-name="Listenabsatz">
      <style:paragraph-properties fo:margin-top="0cm" fo:margin-bottom="0cm" loext:contextual-spacing="false"/>
      <style:text-properties style:font-name="Calibri" fo:font-size="14pt" style:text-underline-style="none" fo:font-weight="normal" officeooo:rsid="00417940" officeooo:paragraph-rsid="00196f4b" style:font-size-asian="14pt" style:font-weight-asian="normal" style:font-weight-complex="normal"/>
    </style:style>
    <style:style style:name="P7" style:family="paragraph" style:parent-style-name="Listenabsatz">
      <style:paragraph-properties fo:margin-top="0cm" fo:margin-bottom="0cm" loext:contextual-spacing="false"/>
      <style:text-properties style:font-name="Calibri" fo:font-size="14pt" style:text-underline-style="none" fo:font-weight="normal" officeooo:rsid="001d3117" officeooo:paragraph-rsid="001d3117" style:font-size-asian="14pt" style:font-weight-asian="normal" style:font-weight-complex="normal"/>
    </style:style>
    <style:style style:name="P8" style:family="paragraph" style:parent-style-name="Listenabsatz">
      <style:paragraph-properties fo:margin-top="0cm" fo:margin-bottom="0cm" loext:contextual-spacing="false"/>
      <style:text-properties style:font-name="Calibri" fo:font-size="14pt" style:text-underline-style="none" fo:font-weight="normal" officeooo:rsid="001d3117" officeooo:paragraph-rsid="00228564" style:font-size-asian="14pt" style:font-weight-asian="normal" style:font-weight-complex="normal"/>
    </style:style>
    <style:style style:name="P9" style:family="paragraph" style:parent-style-name="Listenabsatz">
      <style:paragraph-properties fo:margin-top="0cm" fo:margin-bottom="0cm" loext:contextual-spacing="false"/>
      <style:text-properties style:font-name="Calibri" fo:font-size="14pt" style:text-underline-style="none" fo:font-weight="normal" officeooo:rsid="001d626a" officeooo:paragraph-rsid="001d626a" style:font-size-asian="14pt" style:font-weight-asian="normal" style:font-weight-complex="normal"/>
    </style:style>
    <style:style style:name="P10" style:family="paragraph" style:parent-style-name="Listenabsatz">
      <style:paragraph-properties fo:margin-top="0cm" fo:margin-bottom="0cm" loext:contextual-spacing="false"/>
      <style:text-properties style:font-name="Calibri" fo:font-size="14pt" style:text-underline-style="none" fo:font-weight="normal" officeooo:rsid="001d626a" officeooo:paragraph-rsid="001d9bf2" style:font-size-asian="14pt" style:font-weight-asian="normal" style:font-weight-complex="normal"/>
    </style:style>
    <style:style style:name="P11" style:family="paragraph" style:parent-style-name="Listenabsatz">
      <style:paragraph-properties fo:margin-top="0cm" fo:margin-bottom="0cm" loext:contextual-spacing="false"/>
      <style:text-properties style:font-name="Calibri" fo:font-size="14pt" style:text-underline-style="none" fo:font-weight="normal" officeooo:rsid="001d626a" officeooo:paragraph-rsid="0022b51b" style:font-size-asian="14pt" style:font-weight-asian="normal" style:font-weight-complex="normal"/>
    </style:style>
    <style:style style:name="P12" style:family="paragraph" style:parent-style-name="Listenabsatz">
      <style:paragraph-properties fo:margin-top="0cm" fo:margin-bottom="0cm" loext:contextual-spacing="false"/>
      <style:text-properties style:font-name="Calibri" fo:font-size="14pt" style:text-underline-style="none" fo:font-weight="normal" officeooo:rsid="001d9bf2" officeooo:paragraph-rsid="001d9bf2" style:font-size-asian="14pt" style:font-weight-asian="normal" style:font-weight-complex="normal"/>
    </style:style>
    <style:style style:name="P13" style:family="paragraph" style:parent-style-name="Listenabsatz">
      <style:paragraph-properties fo:margin-top="0cm" fo:margin-bottom="0cm" loext:contextual-spacing="false"/>
      <style:text-properties style:font-name="Calibri" fo:font-size="14pt" style:text-underline-style="none" fo:font-weight="normal" officeooo:rsid="001d9bf2" officeooo:paragraph-rsid="0022b51b" style:font-size-asian="14pt" style:font-weight-asian="normal" style:font-weight-complex="normal"/>
    </style:style>
    <style:style style:name="P14" style:family="paragraph" style:parent-style-name="Listenabsatz">
      <style:paragraph-properties fo:margin-top="0cm" fo:margin-bottom="0cm" loext:contextual-spacing="false"/>
      <style:text-properties style:font-name="Calibri" fo:font-size="14pt" style:text-underline-style="none" fo:font-weight="normal" officeooo:rsid="001ee296" officeooo:paragraph-rsid="001ee296" style:font-size-asian="14pt" style:font-weight-asian="normal" style:font-weight-complex="normal"/>
    </style:style>
    <style:style style:name="P15" style:family="paragraph" style:parent-style-name="Listenabsatz">
      <style:paragraph-properties fo:margin-top="0cm" fo:margin-bottom="0cm" loext:contextual-spacing="false"/>
      <style:text-properties style:font-name="Calibri" fo:font-size="14pt" style:text-underline-style="none" fo:font-weight="normal" officeooo:rsid="001ee296" officeooo:paragraph-rsid="00205ce8" style:font-size-asian="14pt" style:font-weight-asian="normal" style:font-weight-complex="normal"/>
    </style:style>
    <style:style style:name="P16" style:family="paragraph" style:parent-style-name="Listenabsatz">
      <style:paragraph-properties fo:margin-top="0cm" fo:margin-bottom="0cm" loext:contextual-spacing="false"/>
      <style:text-properties style:font-name="Calibri" fo:font-size="14pt" style:text-underline-style="none" fo:font-weight="normal" officeooo:rsid="001f0b1b" officeooo:paragraph-rsid="001f0b1b" style:font-size-asian="14pt" style:font-weight-asian="normal" style:font-weight-complex="normal"/>
    </style:style>
    <style:style style:name="P17" style:family="paragraph" style:parent-style-name="Listenabsatz">
      <style:paragraph-properties fo:margin-top="0cm" fo:margin-bottom="0cm" loext:contextual-spacing="false"/>
      <style:text-properties style:font-name="Calibri" fo:font-size="14pt" style:text-underline-style="none" fo:font-weight="normal" officeooo:rsid="00205ce8" officeooo:paragraph-rsid="00205ce8" style:font-size-asian="14pt" style:font-weight-asian="normal" style:font-weight-complex="normal"/>
    </style:style>
    <style:style style:name="P18" style:family="paragraph" style:parent-style-name="Listenabsatz">
      <style:paragraph-properties fo:margin-top="0cm" fo:margin-bottom="0cm" loext:contextual-spacing="false"/>
      <style:text-properties style:font-name="Calibri" fo:font-size="14pt" style:text-underline-style="none" fo:font-weight="normal" officeooo:rsid="0022b51b" officeooo:paragraph-rsid="0022b51b" style:font-size-asian="14pt" style:font-weight-asian="normal" style:font-weight-complex="normal"/>
    </style:style>
    <style:style style:name="P19" style:family="paragraph" style:parent-style-name="Listenabsatz">
      <style:paragraph-properties fo:margin-top="0cm" fo:margin-bottom="0cm" loext:contextual-spacing="false"/>
      <style:text-properties officeooo:paragraph-rsid="00196f4b"/>
    </style:style>
    <style:style style:name="P20" style:family="paragraph" style:parent-style-name="Listenabsatz">
      <style:paragraph-properties fo:margin-top="0cm" fo:margin-bottom="0cm" loext:contextual-spacing="false"/>
      <style:text-properties officeooo:rsid="001d3117" officeooo:paragraph-rsid="001d3117"/>
    </style:style>
    <style:style style:name="P21" style:family="paragraph" style:parent-style-name="Listenabsatz">
      <style:paragraph-properties fo:margin-top="0cm" fo:margin-bottom="0cm" loext:contextual-spacing="false" fo:line-height="100%"/>
      <style:text-properties officeooo:rsid="001d3117" officeooo:paragraph-rsid="001d3117"/>
    </style:style>
    <style:style style:name="P22" style:family="paragraph" style:parent-style-name="Listenabsatz" style:list-style-name="L1">
      <style:paragraph-properties fo:margin-top="0cm" fo:margin-bottom="0cm" loext:contextual-spacing="false" fo:line-height="100%"/>
      <style:text-properties officeooo:paragraph-rsid="00196f4b"/>
    </style:style>
    <style:style style:name="P23" style:family="paragraph" style:parent-style-name="Standard">
      <style:text-properties style:font-name="Calibri" fo:font-size="14pt" style:text-underline-style="solid" style:text-underline-width="auto" style:text-underline-color="font-color" officeooo:rsid="00196f4b" officeooo:paragraph-rsid="00196f4b" style:font-size-asian="14pt" style:font-size-complex="14pt"/>
    </style:style>
    <style:style style:name="P24" style:family="paragraph" style:parent-style-name="Text_20_body">
      <style:paragraph-properties fo:line-height="100%"/>
      <style:text-properties style:font-name="Calibri" fo:font-size="14pt" style:text-underline-style="none" officeooo:rsid="00196f4b" officeooo:paragraph-rsid="00196f4b" style:font-size-asian="14pt" style:font-size-complex="14pt"/>
    </style:style>
    <style:style style:name="P25" style:family="paragraph" style:parent-style-name="Text_20_body">
      <style:paragraph-properties fo:line-height="100%"/>
      <style:text-properties style:font-name="Calibri" fo:font-size="14pt" style:text-underline-style="none" officeooo:rsid="001bb91f" officeooo:paragraph-rsid="001bb91f" style:font-size-asian="14pt" style:font-size-complex="14pt"/>
    </style:style>
    <style:style style:name="P26" style:family="paragraph" style:parent-style-name="Text_20_body">
      <style:text-properties style:font-name="Calibri" style:text-underline-style="solid" style:text-underline-width="auto" style:text-underline-color="font-color" officeooo:rsid="00196f4b" officeooo:paragraph-rsid="00196f4b"/>
    </style:style>
    <style:style style:name="T1" style:family="text">
      <style:text-properties officeooo:rsid="00083224"/>
    </style:style>
    <style:style style:name="T2" style:family="text">
      <style:text-properties officeooo:rsid="00169af0"/>
    </style:style>
    <style:style style:name="T3" style:family="text">
      <style:text-properties officeooo:rsid="001c8e1c"/>
    </style:style>
    <style:style style:name="T4" style:family="text">
      <style:text-properties officeooo:rsid="0020ad02"/>
    </style:style>
    <style:style style:name="T5" style:family="text">
      <style:text-properties officeooo:rsid="00289c3e"/>
    </style:style>
    <style:style style:name="T6" style:family="text">
      <style:text-properties officeooo:rsid="0032348e"/>
    </style:style>
    <style:style style:name="T7" style:family="text">
      <style:text-properties officeooo:rsid="003d344f"/>
    </style:style>
    <style:style style:name="T8" style:family="text">
      <style:text-properties officeooo:rsid="001bb91f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417940" style:font-size-asian="14pt" style:font-size-complex="14pt"/>
    </style:style>
    <style:style style:name="T11" style:family="text">
      <style:text-properties style:font-name="Calibri" fo:font-size="14pt" style:text-underline-style="none" fo:font-weight="normal" style:font-size-asian="14pt" style:font-weight-asian="normal" style:font-weight-complex="normal"/>
    </style:style>
    <style:style style:name="T12" style:family="text">
      <style:text-properties style:font-name="Calibri" fo:font-size="14pt" style:text-underline-style="none" fo:font-weight="normal" officeooo:rsid="00417940" style:font-size-asian="14pt" style:font-weight-asian="normal" style:font-weight-complex="normal"/>
    </style:style>
    <style:style style:name="T13" style:family="text">
      <style:text-properties style:font-name="Calibri" fo:font-size="14pt" style:text-underline-style="none" fo:font-weight="normal" officeooo:rsid="00228564" style:font-size-asian="14pt" style:font-weight-asian="normal" style:font-weight-complex="normal"/>
    </style:style>
    <style:style style:name="T14" style:family="text">
      <style:text-properties officeooo:rsid="001d626a"/>
    </style:style>
    <style:style style:name="T15" style:family="text">
      <style:text-properties officeooo:rsid="001d9bf2"/>
    </style:style>
    <style:style style:name="T16" style:family="text">
      <style:text-properties officeooo:rsid="001ee296"/>
    </style:style>
    <style:style style:name="T17" style:family="text">
      <style:text-properties officeooo:rsid="001f0b1b"/>
    </style:style>
    <style:style style:name="T18" style:family="text">
      <style:text-properties officeooo:rsid="00205ce8"/>
    </style:style>
    <style:style style:name="T19" style:family="text">
      <style:text-properties officeooo:rsid="002137a5"/>
    </style:style>
    <style:style style:name="T20" style:family="text">
      <style:text-properties officeooo:rsid="00228564"/>
    </style:style>
    <style:style style:name="T21" style:family="text">
      <style:text-properties officeooo:rsid="0022b51b"/>
    </style:style>
    <style:style style:name="T22" style:family="text">
      <style:text-properties officeooo:rsid="0024319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fälle für Anwendungsfälle</text:p>
      <text:p text:style-name="P1"/>
      <text:p text:style-name="P23">Phase 1</text:p>
      <text:p text:style-name="P1"/>
      <text:p text:style-name="P24">1. <text:span text:style-name="T7">Veranstaltung anmelden [AF-1]</text:span></text:p>
      <text:p text:style-name="P24"><text:tab/>1.1. Regelfall</text:p>
      <text:p text:style-name="P24"><text:tab/>- <text:span text:style-name="T8">befindet sich der Student nach dem Anmelden in der Liste der Teamlosen <text:tab/>Studenten der Veranstaltung?</text:span></text:p>
      <text:p text:style-name="P24"><text:tab/>- <text:span text:style-name="T8">kann sich der Student nicht ein weiteres Mal für die Veranstaltung <text:tab/>anmelden?</text:span></text:p>
      <text:p text:style-name="P24"><text:tab/>- <text:s/><text:span text:style-name="T8">kann sich der Student nach dem Anmelden abmelden/ taucht die <text:tab/>Veranstaltung bei den eigenen Veranstaltungen auf?</text:span></text:p>
      <text:p text:style-name="P24"><text:tab/>1.2. Edge Cases</text:p>
      <text:p text:style-name="P24"><text:tab/>- ?</text:p>
      <text:p text:style-name="P24">2. <text:span text:style-name="T7">Veranstaltung abmelden [AF-2]</text:span></text:p>
      <text:p text:style-name="P25"><text:tab/>2.1. Regelfall</text:p>
      <text:p text:style-name="P25"><text:tab/>- Wurde der Student aus der Liste der Kursteilnehmer gelöscht?</text:p>
      <text:p text:style-name="P25"><text:tab/>- kann sich der Student nach dem Abmelden wieder für die Veranstaltung <text:tab/>anmelden?</text:p>
      <text:p text:style-name="P25"><text:tab/>- <text:span text:style-name="T19">taucht die Veranstaltung nicht mehr bei den eigenen Veranstaltungen auf?</text:span></text:p>
      <text:p text:style-name="P25"><text:tab/>2.2 Edge Cases</text:p>
      <text:p text:style-name="P25"><text:tab/>- <text:s/>Ist der Student in der Veranstaltung bereits in einem Team/ <text:span text:style-name="T14">wurde der <text:tab/>Student als Teammitglied gelöscht</text:span>?</text:p>
      <text:p text:style-name="P25"><text:tab/>- hat der Student noch offene Einladungen / <text:span text:style-name="T14">wurden diese gelöscht</text:span>?</text:p>
      <text:p text:style-name="P25"><text:tab/>- hat der Student noch offene Beitrittsanfragen / <text:span text:style-name="T14">wurden diese gelöscht</text:span>?</text:p>
      <text:p text:style-name="P26"><text:span text:style-name="T10">P</text:span><text:span text:style-name="T9">hase2</text:span></text:p>
      <text:list xml:id="list4012858610729370076" text:style-name="L1">
        <text:list-item>
          <text:p text:style-name="P22"><text:span text:style-name="T12">Teamerstellung [AF-3]</text:span></text:p>
        </text:list-item>
      </text:list>
      <text:p text:style-name="P21"><text:span text:style-name="T12">1.</text:span><text:span text:style-name="T11">1. Regelfall</text:span></text:p>
      <text:p text:style-name="P21"><text:span text:style-name="T11">- ist der Student für die Veranstaltung angemeldet?</text:span></text:p>
      <text:p text:style-name="P21"><text:span text:style-name="T11">- ist der Student bereits in einem anderen Team angemeldet?</text:span></text:p>
      <text:p text:style-name="P21"><text:span text:style-name="T11">1.2. Edege Cases</text:span></text:p>
      <text:p text:style-name="P21"><text:span text:style-name="T11">- sind nach der Teamerstellung seine Beitrittsanfragen an andere Teams gelöscht?</text:span></text:p>
      <text:p text:style-name="P21"><text:span text:style-name="T11">- sind nach der Teamerstellung seine Einladungen von anderen Teams gelöscht?</text:span></text:p>
      <text:p text:style-name="P20"><text:soft-page-break/><text:span text:style-name="T11">- wurde inzwischen eine Beitrittsanfrage </text:span><text:span text:style-name="T13">des Studenten von einem Team</text:span><text:span text:style-name="T11"> angenommen (er ist also schon Teammitglied in einem anderen Team)?</text:span></text:p>
      <text:p text:style-name="P20"><text:span text:style-name="T11">- sind noch andere Kursteilnehmer ohne Team (sonst keine Teambildung möglich)?</text:span></text:p>
      <text:p text:style-name="P19"><text:span text:style-name="T12"/></text:p>
      <text:list xml:id="list193324861702465" text:continue-numbering="true" text:style-name="L1">
        <text:list-item>
          <text:p text:style-name="P5">Teamlöschung [AF-4]</text:p>
        </text:list-item>
      </text:list>
      <text:p text:style-name="P7">2.1. Regelfall</text:p>
      <text:p text:style-name="P7">- sind nach dem Löschen alle Teammitglieder in der Liste der Teamlosen Studenten?</text:p>
      <text:p text:style-name="P7">- <text:span text:style-name="T14">ist das Team aus der Teamübersicht gelöscht?</text:span></text:p>
      <text:p text:style-name="P7">- <text:span text:style-name="T14">können die Studenten nach dem Löschen des Teams neue Teams gründen (Ansicht der Veranstaltung)?</text:span></text:p>
      <text:p text:style-name="P8">- sind nach dem Löschen alle offenen Beitrittsanfragen an das Team gelöscht (Ansicht des Anfragenden)?</text:p>
      <text:p text:style-name="P8">- sind nach dem Löschen alle offenen Einladungen gelöscht (Ansicht der Eingeladenen)?</text:p>
      <text:p text:style-name="P7">2.2. Edge Cases</text:p>
      <text:p text:style-name="P7">- <text:span text:style-name="T20">Einladung wird angenommen/abgelehnt, während das Team gelöscht wird</text:span></text:p>
      <text:p text:style-name="P7">- <text:span text:style-name="T20">Beitrittsanfrage wird gestellt während das Team gelöscht wird</text:span></text:p>
      <text:p text:style-name="P7">- <text:span text:style-name="T20">Teammitglied will Team verlassen während das Team gelöscht wird</text:span></text:p>
      <text:p text:style-name="P7">- <text:span text:style-name="T20">Teammitglied wird entfernt während das Team gelöscht wird</text:span></text:p>
      <text:p text:style-name="P7">- <text:span text:style-name="T20">Einladung wird verschickt während das Team gelöscht wird</text:span></text:p>
      <text:p text:style-name="P7">- <text:span text:style-name="T20">Beitrittsanfrage wird angenommen/ abgelehnt während das Team gelöscht wird</text:span></text:p>
      <text:p text:style-name="P6"/>
      <text:list xml:id="list193324939919556" text:continue-numbering="true" text:style-name="L1">
        <text:list-item>
          <text:p text:style-name="P5">Student verlässt Team [AF-5]</text:p>
        </text:list-item>
      </text:list>
      <text:p text:style-name="P9">3.1. Regelfall</text:p>
      <text:p text:style-name="P9">- ist der Student kein Teammitglied mehr?</text:p>
      <text:p text:style-name="P9">- ist der Student in der Liste der Teamlosen?</text:p>
      <text:p text:style-name="P9">- kann der Student ein neues Team gründen <text:span text:style-name="T20">(Veranstaltungsdetail Ansicht)</text:span>?</text:p>
      <text:p text:style-name="P9">- kann der Student <text:span text:style-name="T20">eine </text:span>Beitrittsanfrage stellen?</text:p>
      <text:p text:style-name="P9">3.2. Edge Cases</text:p>
      <text:p text:style-name="P9">- Team wurde in der Zwischenzeit gelöscht</text:p>
      <text:p text:style-name="P9">- Student wurde in der Zwischenzeit aus Team entfernt</text:p>
      <text:p text:style-name="P6"/>
      <text:list xml:id="list193325340573952" text:continue-numbering="true" text:style-name="L1">
        <text:list-item>
          <text:p text:style-name="P2">Student aus Team entfernen [AF-6]</text:p>
        </text:list-item>
      </text:list>
      <text:p text:style-name="P9">4.1. Regelfall</text:p>
      <text:p text:style-name="P10">- ist der Student kein Teammitglied mehr?</text:p>
      <text:p text:style-name="P10">- ist der Student in der Liste der Teamlosen?</text:p>
      <text:p text:style-name="P11">- kann der Student ein neues Team gründen <text:span text:style-name="T20">(Veranstaltungsdetail Ansicht)</text:span>?</text:p>
      <text:p text:style-name="P10">- kann der Student <text:span text:style-name="T20">eine </text:span>Beitrittsanfrage stellen?</text:p>
      <text:p text:style-name="P12">4.2. Edge Cases</text:p>
      <text:p text:style-name="P10"><text:soft-page-break/>- Team wurde in der Zwischenzeit gelöscht</text:p>
      <text:p text:style-name="P10">- <text:span text:style-name="T15">Student hat das Team in der Zwischenzeit verlassen</text:span></text:p>
      <text:p text:style-name="P10">- <text:span text:style-name="T15">Student hat sich von der Veranstaltung abgemeldet</text:span></text:p>
      <text:p text:style-name="P3"/>
      <text:list xml:id="list193324093959725" text:continue-numbering="true" text:style-name="L1">
        <text:list-item>
          <text:p text:style-name="P2"><text:span text:style-name="T1">Beitrittsanfrage an Team</text:span> [AF-<text:span text:style-name="T1">7</text:span>]</text:p>
        </text:list-item>
      </text:list>
      <text:p text:style-name="P12">5.1. Regelfall</text:p>
      <text:p text:style-name="P12">- kann der Student keine weitere Anfrage in der Veranstaltung mehr stellen?</text:p>
      <text:p text:style-name="P12">5.2. Edge Cases</text:p>
      <text:p text:style-name="P12">- ist das Team mittlerweile voll <text:span text:style-name="T21">(Beitrittsanfrage / Einladung wurde angenommen)</text:span>?</text:p>
      <text:p text:style-name="P12">- wurde das Team mittlerweile gelöscht?</text:p>
      <text:p text:style-name="P12"/>
      <text:list xml:id="list193325061054207" text:continue-numbering="true" text:style-name="L1">
        <text:list-item>
          <text:p text:style-name="P2"><text:span text:style-name="T1">Beitrittsanfrage an Team</text:span> <text:span text:style-name="T2">zurückziehen </text:span>[AF-<text:span text:style-name="T2">8</text:span>]</text:p>
        </text:list-item>
      </text:list>
      <text:p text:style-name="P12">6.1. Regelfall</text:p>
      <text:p text:style-name="P12">- wurde die Beitrittsanfrage nach dem Zurückziehen beim Studenten und im Team gelöscht?</text:p>
      <text:p text:style-name="P12">- kann der Student neue Beitrittsanfragen stellen?</text:p>
      <text:p text:style-name="P12">6.2. Edge Cases</text:p>
      <text:p text:style-name="P12">- wurde die Beitrittsanfrage in der Zwischenzeit abgelehnt?</text:p>
      <text:p text:style-name="P13">- wurde die Beitrittsanfrage in der Zwischenzeit <text:span text:style-name="T21">angenommen</text:span>?</text:p>
      <text:p text:style-name="P12">- ist das Team mittlerweile voll / Beitrittsanfrage wurde gelöscht?</text:p>
      <text:p text:style-name="P12">- wurde das Team in der Zwischenzeit gelöscht?</text:p>
      <text:p text:style-name="P3"/>
      <text:list xml:id="list193323941974123" text:continue-numbering="true" text:style-name="L1">
        <text:list-item>
          <text:p text:style-name="P2"><text:span text:style-name="T3">Team lehnt Beitrittsanfrage ab</text:span>[AF-<text:span text:style-name="T3">9</text:span>]</text:p>
        </text:list-item>
      </text:list>
      <text:p text:style-name="P12">7.1. Regelfall</text:p>
      <text:p text:style-name="P12">- wurde die Beitrittsanfrage nach dem Ablehnen beim Studenten und im Team gelöscht?</text:p>
      <text:p text:style-name="P4">- <text:span text:style-name="T15">kann der Student neue Beitrittsanfragen stellen?</text:span></text:p>
      <text:p text:style-name="P12">7.2. Edge Cases</text:p>
      <text:p text:style-name="P12">- Student hat die Beitrittsanfrage in der Zwischenzeit zurückgezogen</text:p>
      <text:p text:style-name="P12">- Student hat sich von der Veranstaltung abgemeldet</text:p>
      <text:p text:style-name="P12">- Student hat eine Einladung eines anderen Teams angenommen /Beitrittsanfrage wurde gelöscht</text:p>
      <text:p text:style-name="P12">- <text:span text:style-name="T21">anderes Teammitglied nimmt Beitrittsanfrage an</text:span></text:p>
      <text:p text:style-name="P12">- <text:span text:style-name="T21">anderes Teammitglied lehnt Beitrittsanfrage gleichzeitig ab</text:span></text:p>
      <text:p text:style-name="P12">- <text:span text:style-name="T21">Team wird gleichzeitig gelöscht</text:span></text:p>
      <text:p text:style-name="P3"/>
      <text:list xml:id="list193325022791333" text:continue-numbering="true" text:style-name="L1">
        <text:list-item>
          <text:p text:style-name="P2"><text:span text:style-name="T3">Team nimmt Beitrittsanfrage an</text:span>[AF-<text:span text:style-name="T4">10</text:span>]</text:p>
        </text:list-item>
      </text:list>
      <text:p text:style-name="P14">8.1. Regelfall</text:p>
      <text:p text:style-name="P14">- ist der Student ein Teammitglied?</text:p>
      <text:p text:style-name="P14">- ist der Student aus der Liste der Teamlosen gelöscht?</text:p>
      <text:p text:style-name="P14">- kann der Student keine weiteren Beitrittsanfragen mehr stellen?</text:p>
      <text:p text:style-name="P14"><text:soft-page-break/>- sind alle offenen Einladungen gelöscht (Student und Teams)?</text:p>
      <text:p text:style-name="P14">- hat der Student „Zugriff“ auf das Team (Teamdetail Ansicht)?</text:p>
      <text:p text:style-name="P14">- taucht das Team bei den eigenen Teams auf?</text:p>
      <text:p text:style-name="P14">8.2. Edge Cases</text:p>
      <text:p text:style-name="P14">- Student hat mittlerweile eine Einladung <text:span text:style-name="T17">eines anderen Teams </text:span>angenommen</text:p>
      <text:p text:style-name="P14">- Student hat sich von der Veranstaltung abgemeldet</text:p>
      <text:p text:style-name="P14">- Student hat ein eigenes Team gegründet</text:p>
      <text:p text:style-name="P14">- <text:span text:style-name="T21">Student hat Beitrittsanfrage zurückgezogen</text:span></text:p>
      <text:p text:style-name="P14">- <text:span text:style-name="T17">Teammitglied nimmt Beitrittsabfrage an, während anderes Mitglied andere Anfrage annimmt (Team ist voll)</text:span></text:p>
      <text:p text:style-name="P14">- <text:span text:style-name="T17">gleichzeitig wird eine Einladung durch einen anderen Studenten angenommen</text:span></text:p>
      <text:p text:style-name="P18">- anderes Teammitglied lehnt Beitrittsanfrage ab</text:p>
      <text:p text:style-name="P14">- <text:span text:style-name="T17">gleichzeitig löscht anderes Teammitglied das Team</text:span></text:p>
      <text:p text:style-name="P3"/>
      <text:list xml:id="list193325257749870" text:continue-numbering="true" text:style-name="L1">
        <text:list-item>
          <text:p text:style-name="P2"><text:span text:style-name="T5">Einladung durch Team</text:span>[AF-<text:span text:style-name="T4">11</text:span>]</text:p>
        </text:list-item>
      </text:list>
      <text:p text:style-name="P16">9.1. Regelfall</text:p>
      <text:p text:style-name="P16">- offene Einladung bei Team und Studenten</text:p>
      <text:p text:style-name="P16">9.2. Edge Cases</text:p>
      <text:p text:style-name="P16">- zwei Teammitglieder verschicken „gleichzeitig“ eine Einladung an den selben Studenten</text:p>
      <text:p text:style-name="P16">- zwei Teammitglieder verschicken „gleichzeitig“ eine Einladung an unterschiedliche Studenten, es ist aber nur noch Platz für einen</text:p>
      <text:p text:style-name="P16">- Einladung wird von einem Teammitglied verschickt, während anderes Teammitglied eine Beitrittsanfrage annimmt und das Team damit voll ist</text:p>
      <text:p text:style-name="P16">- Einladung wird von einem Teammitglied verschickt, während anderes Teammitglied das Team löscht</text:p>
      <text:p text:style-name="P16">- <text:span text:style-name="T18">Student ist mittlerweile in einem anderen Team</text:span></text:p>
      <text:p text:style-name="P16">- <text:span text:style-name="T18">Student hat sich von der Veranstaltung abgemeldet</text:span></text:p>
      <text:p text:style-name="P16"/>
      <text:list xml:id="list193324384980319" text:continue-numbering="true" text:style-name="L1">
        <text:list-item>
          <text:p text:style-name="P2"><text:span text:style-name="T6">Student lehnt Einladung ab</text:span>[AF-<text:span text:style-name="T4">12</text:span>]</text:p>
        </text:list-item>
      </text:list>
      <text:p text:style-name="P17">10.1. Regelfall</text:p>
      <text:p text:style-name="P17">- Einladung wird bei Student und Team gelöscht</text:p>
      <text:p text:style-name="P17">- Team kann neue Einladung versenden</text:p>
      <text:p text:style-name="P17">10.2. Edge Cases</text:p>
      <text:p text:style-name="P17">- Einladung wurde zurückgezogen</text:p>
      <text:p text:style-name="P17">- Team ist mittlerweile voll, da Beitrittsanfrage angenommen / Einladung wurde gelöscht</text:p>
      <text:p text:style-name="P17">- Team wurde gelöscht</text:p>
      <text:p text:style-name="P17"/>
      <text:list xml:id="list193323914132043" text:continue-numbering="true" text:style-name="L1">
        <text:list-item>
          <text:p text:style-name="P2"><text:span text:style-name="T6">Student nimmt Einladung an</text:span>[AF-<text:span text:style-name="T4">13</text:span>]</text:p>
        </text:list-item>
      </text:list>
      <text:p text:style-name="P17">11.1. Regelfall</text:p>
      <text:p text:style-name="P15"><text:soft-page-break/>- ist der Student ein Teammitglied?</text:p>
      <text:p text:style-name="P15">- ist der Student aus der Liste der Teamlosen gelöscht?</text:p>
      <text:p text:style-name="P15">- kann der Student keine weiteren Beitrittsanfragen mehr stellen?</text:p>
      <text:p text:style-name="P15">- sind alle offenen Einladungen gelöscht (Student und Teams)?</text:p>
      <text:p text:style-name="P15">- hat der Student „Zugriff“ auf das Team (Teamdetail Ansicht)?</text:p>
      <text:p text:style-name="P17"><text:span text:style-name="T16">- taucht das Team bei den eigenen Teams auf?</text:span></text:p>
      <text:p text:style-name="P17">- ist eine offene Beitrittsanfrage gelöscht?</text:p>
      <text:p text:style-name="P17">11.2. Edge Cases</text:p>
      <text:p text:style-name="P17">- Team hat mittlerweile Beitrittsanfrage angenommen/ Team ist voll</text:p>
      <text:p text:style-name="P17">- Team wurde gelöscht</text:p>
      <text:p text:style-name="P17">- eine Beitrittsanfrage wird von einem anderen Team gleichzeitig angenommen <text:span text:style-name="T22">(Student ist schon in anderem Team) </text:span></text:p>
      <text:p text:style-name="P17">- Einladung wurde vom Team zurückgezo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7:15:41.713000000</meta:creation-date>
    <dc:date>2015-11-13T19:33:23.118000000</dc:date>
    <meta:editing-duration>PT1H13M47S</meta:editing-duration>
    <meta:editing-cycles>9</meta:editing-cycles>
    <meta:generator>LibreOffice/4.4.5.2$Windows_x86 LibreOffice_project/a22f674fd25a3b6f45bdebf25400ed2adff0ff99</meta:generator>
    <meta:document-statistic meta:table-count="0" meta:image-count="0" meta:object-count="0" meta:page-count="5" meta:paragraph-count="136" meta:word-count="1030" meta:character-count="6840" meta:non-whitespace-character-count="5935"/>
  </office:meta>
</office:document-meta>
</file>